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C400000166B1211049244C5F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604cm" fo:margin-left="0cm" fo:margin-top="0cm" fo:margin-bottom="0cm" table:align="left"/>
    </style:style>
    <style:style style:name="Table1.A" style:family="table-column">
      <style:table-column-properties style:column-width="11.088cm"/>
    </style:style>
    <style:style style:name="Table1.B" style:family="table-column">
      <style:table-column-properties style:column-width="8.516cm"/>
    </style:style>
    <style:style style:name="Table1.1" style:family="table-row">
      <style:table-row-properties style:min-row-height="1.191cm" fo:keep-together="auto"/>
    </style:style>
    <style:style style:name="Table1.A1" style:family="table-cell">
      <style:table-cell-properties style:vertical-align="middle" fo:background-color="#f5cb5c" fo:padding="0.176cm" fo:border="1pt solid #000000">
        <style:background-image/>
      </style:table-cell-properties>
    </style:style>
    <style:style style:name="Table1.2" style:family="table-row">
      <style:table-row-properties style:min-row-height="1.081cm" fo:keep-together="auto"/>
    </style:style>
    <style:style style:name="Table1.A2" style:family="table-cell">
      <style:table-cell-properties style:vertical-align="middle" fo:padding="0.18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8cm" fo:border-left="1pt solid #000000" fo:border-right="1pt solid #000000" fo:border-top="none" fo:border-bottom="1pt solid #000000"/>
    </style:style>
    <style:style style:name="Table1.B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A4" style:family="table-cell">
      <style:table-cell-properties style:vertical-align="middle" fo:padding="0.18cm" fo:border-left="1pt solid #000000" fo:border-right="1pt solid #000000" fo:border-top="none" fo:border-bottom="1pt solid #000000"/>
    </style:style>
    <style:style style:name="Table1.B4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arial" fo:font-size="10pt" officeooo:paragraph-rsid="001573b7" style:font-size-asian="10pt" style:font-size-complex="10pt"/>
    </style:style>
    <style:style style:name="P8" style:family="paragraph" style:parent-style-name="Standard">
      <style:text-properties officeooo:rsid="0035d5e2" officeooo:paragraph-rsid="0035d5e2"/>
    </style:style>
    <style:style style:name="P9" style:family="paragraph" style:parent-style-name="Standard">
      <loext:graphic-properties draw:fill="solid" draw:fill-color="#ffffff"/>
      <style:paragraph-properties fo:margin-left="0cm" fo:margin-right="0cm" fo:line-height="150%" fo:text-indent="0cm" style:auto-text-indent="false" fo:background-color="#ffffff"/>
    </style:style>
    <style:style style:name="P10" style:family="paragraph" style:parent-style-name="Text_20_body">
      <style:paragraph-properties fo:line-height="115%" fo:text-align="center" style:justify-single-word="false"/>
      <style:text-properties fo:font-variant="normal" fo:text-transform="none" fo:color="#1c1c1c" style:font-name="arial" fo:font-size="14pt" fo:font-weight="normal" officeooo:paragraph-rsid="001573b7" style:font-size-asian="14pt" style:font-weight-asian="normal" style:font-size-complex="14pt" style:font-weight-complex="normal" loext:shadow="none"/>
    </style:style>
    <style:style style:name="P11" style:family="paragraph" style:parent-style-name="Standard">
      <style:paragraph-properties fo:margin-left="0cm" fo:margin-right="0cm" fo:line-height="115%" fo:text-indent="-0.026cm" style:auto-text-indent="false"/>
      <style:text-properties style:font-name="arial" fo:font-size="10pt" officeooo:paragraph-rsid="001573b7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font-weight="bold" officeooo:paragraph-rsid="001573b7" style:font-weight-asian="bold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officeooo:paragraph-rsid="001573b7"/>
    </style:style>
    <style:style style:name="P14" style:family="paragraph" style:parent-style-name="Frame_20_contents">
      <style:paragraph-properties fo:text-align="justify" style:justify-single-word="false"/>
    </style:style>
    <style:style style:name="P15" style:family="paragraph" style:parent-style-name="Title" style:master-page-name="Standard">
      <style:paragraph-properties fo:line-height="115%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variant="small-caps" fo:color="#1c1c1c" style:text-line-through-style="none" style:text-line-through-type="none" style:text-position="0% 100%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fo:font-style="normal" style:text-underline-style="none" fo:font-weight="normal" officeooo:rsid="00689e0a" style:text-blinking="false" fo:background-color="transparent" loext:char-shading-value="0" style:font-weight-asian="normal" style:font-weight-complex="normal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96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70v517fx99gb"/>FORMATION</text:p>
      <text:p text:style-name="P10"><text:placeholder text:placeholder-type="text" text:description="Nom partenaire">&lt;o.task_id.name&gt;</text:placeholder></text:p>
      <text:p text:style-name="P1"/>
      <text:p text:style-name="P13"><text:span text:style-name="T1">Formateur(s) :</text:span> Numigi Solutions Inc., <text:span text:style-name="T5"><text:placeholder text:placeholder-type="text">&lt;o.task_id.user_id.name&gt;</text:placeholder></text:span></text:p>
      <text:p text:style-name="P12">Client : <text:span text:style-name="T5"><text:placeholder text:placeholder-type="text">&lt;o.task_id.partner_id.display_name&gt;</text:placeholder></text:span></text:p>
      <text:p text:style-name="P9"/>
      <text:p text:style-name="P11">Date et heure de début : <text:span text:style-name="T6"><text:placeholder text:placeholder-type="text">&lt;format_datetime(o.start_date, 'd MMMM yyyy')&gt;</text:placeholder></text:span><text:span text:style-name="T6"><text:s text:c="2"/>- <text:s/></text:span><text:span text:style-name="T7"><text:placeholder text:placeholder-type="text" text:description="Nom partenaire">&lt;format_datetime(o.start_date, 'HH:mm')&gt;</text:placeholder></text:span></text:p>
      <text:p text:style-name="P7">Date et heure de fin prévue : <text:span text:style-name="T6"><text:placeholder text:placeholder-type="text">&lt;format_datetime(o.start_date, 'd MMMM yyyy')&gt;</text:placeholder></text:span><text:span text:style-name="T6"><text:s text:c="2"/>- </text:span><text:span text:style-name="T4"><text:s/></text:span><text:span text:style-name="T6"><text:placeholder text:placeholder-type="text" text:description="Nom partenaire">&lt;format_datetime(o.end_date, 'HH:mm')&gt;</text:placeholder></text:span></text:p>
      <text:p text:style-name="P5"><text:span text:style-name="T3">Date et heure de fin constatée</text:span> <text:span text:style-name="T2">(si différent de la date et l’heure prévue) </text:span>: </text:p>
      <text:p text:style-name="P2"/>
      <text:p text:style-name="P2">Tableau des présences 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énom / Nom</text:p>
          </table:table-cell>
          <table:table-cell table:style-name="Table1.A1" office:value-type="string">
            <text:p text:style-name="P3">Signature</text:p>
          </table:table-cell>
        </table:table-row>
        <table:table-row table:style-name="Table1.2">
          <table:table-cell table:style-name="Table1.A2" office:value-type="string">
            <text:p text:style-name="P6"><text:text-input text:description="&lt;for each=&quot;line in o.signature_ids&quot;&gt;">for each line</text:text-input></text:p>
          </table:table-cell>
          <table:table-cell table:style-name="Table1.B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6"><text:placeholder text:placeholder-type="text">&lt;line.partner_id.name&gt;</text:placeholder></text:p>
          </table:table-cell>
          <table:table-cell table:style-name="Table1.B3" office:value-type="string">
            <text:p text:style-name="P6"><draw:frame draw:style-name="fr1" draw:name="image: asimage(line.signature)" text:anchor-type="as-char" svg:width="7.918cm" style:rel-width="97%" svg:height="3.604cm" style:rel-height="90%" draw:z-index="1"><draw:text-box><text:p text:style-name="P14"/></draw:text-box></draw:frame></text:p>
          </table:table-cell>
        </table:table-row>
        <table:table-row table:style-name="Table1.2">
          <table:table-cell table:style-name="Table1.A4" office:value-type="string">
            <text:p text:style-name="P6"><text:text-input text:description="&lt;/for&gt;">end for</text:text-input></text:p>
          </table:table-cell>
          <table:table-cell table:style-name="Table1.B4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049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963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0.998cm" fo:margin-right="0.998cm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.jpg" text:anchor-type="char" svg:x="-1.005cm" svg:y="-0.185cm" svg:width="21.662cm" svg:height="2.831cm" draw:z-index="0"><draw:image xlink:href="Pictures/10000000000009C400000166B1211049244C5F76.jpg" xlink:type="simple" xlink:show="embed" xlink:actuate="onLoad" loext:mime-type="image/jpe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7T13:09:36.426209114</dc:date>
    <meta:editing-duration>PT44M37S</meta:editing-duration>
    <meta:editing-cycles>35</meta:editing-cycles>
    <meta:document-statistic meta:table-count="1" meta:image-count="1" meta:object-count="0" meta:page-count="1" meta:paragraph-count="14" meta:word-count="70" meta:character-count="532" meta:non-whitespace-character-count="473"/>
  </office:meta>
</office:document-meta>
</file>